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paragraph-rsid="001cd4ef"/>
    </style:style>
    <style:style style:name="P3" style:family="paragraph" style:parent-style-name="Standard">
      <style:text-properties style:font-name="Verdana" officeooo:paragraph-rsid="001e9380"/>
    </style:style>
    <style:style style:name="P4" style:family="paragraph" style:parent-style-name="Standard">
      <style:paragraph-properties fo:margin-left="0cm" fo:margin-right="0cm" fo:text-indent="0cm" style:auto-text-indent="false"/>
      <style:text-properties style:font-name="Verdana" fo:background-color="#ffffff"/>
    </style:style>
    <style:style style:name="P5" style:family="paragraph" style:parent-style-name="Standard">
      <style:paragraph-properties fo:margin-left="0cm" fo:margin-right="0cm" fo:text-indent="0cm" style:auto-text-indent="false"/>
      <style:text-properties style:font-name="Verdana"/>
    </style:style>
    <style:style style:name="P6" style:family="paragraph" style:parent-style-name="Standard">
      <style:text-properties style:font-name="Verdana" fo:font-weight="bold" officeooo:paragraph-rsid="001e9380" style:font-weight-asian="bold" style:font-weight-complex="bold"/>
    </style:style>
    <style:style style:name="P7" style:family="paragraph" style:parent-style-name="Standard">
      <style:text-properties style:font-name="Verdana" fo:font-weight="bold" officeooo:paragraph-rsid="00209238" style:font-weight-asian="bold" style:font-weight-complex="bold"/>
    </style:style>
    <style:style style:name="P8" style:family="paragraph" style:parent-style-name="Standard">
      <style:text-properties style:font-name="Verdana" fo:font-weight="bold" officeooo:paragraph-rsid="00269d02" style:font-weight-asian="bold" style:font-weight-complex="bold"/>
    </style:style>
    <style:style style:name="P9" style:family="paragraph" style:parent-style-name="Standard">
      <style:text-properties style:font-name="Verdana" officeooo:paragraph-rsid="00209238"/>
    </style:style>
    <style:style style:name="P10" style:family="paragraph" style:parent-style-name="Standard">
      <style:text-properties style:font-name="Verdana" officeooo:paragraph-rsid="0024c4df"/>
    </style:style>
    <style:style style:name="P11" style:family="paragraph" style:parent-style-name="Standard">
      <style:paragraph-properties fo:text-align="justify" style:justify-single-word="false"/>
      <style:text-properties style:font-name="Verdana" officeooo:paragraph-rsid="001e9380"/>
    </style:style>
    <style:style style:name="P12" style:family="paragraph" style:parent-style-name="Standard">
      <style:text-properties style:font-name="Verdana" officeooo:paragraph-rsid="00269d02"/>
    </style:style>
    <style:style style:name="P13" style:family="paragraph" style:parent-style-name="Standard">
      <style:text-properties style:font-name="Verdana" fo:font-weight="normal" officeooo:paragraph-rsid="00269d02" style:font-weight-asian="normal" style:font-weight-complex="normal"/>
    </style:style>
    <style:style style:name="P14" style:family="paragraph" style:parent-style-name="Standard">
      <style:text-properties style:font-name="Verdana" fo:font-style="italic" officeooo:paragraph-rsid="001e9380" style:font-style-asian="italic" style:font-style-complex="italic"/>
    </style:style>
    <style:style style:name="P15" style:family="paragraph" style:parent-style-name="Standard">
      <style:text-properties officeooo:paragraph-rsid="001e9380"/>
    </style:style>
    <style:style style:name="P16" style:family="paragraph" style:parent-style-name="Standard">
      <style:paragraph-properties fo:margin-left="0cm" fo:margin-right="0cm" fo:text-indent="0cm" style:auto-text-indent="false"/>
    </style:style>
    <style:style style:name="P17" style:family="paragraph" style:parent-style-name="Standard">
      <style:text-properties fo:color="#3b3b3b" loext:opacity="100%" officeooo:paragraph-rsid="001e9380" fo:background-color="#ffffff"/>
    </style:style>
    <style:style style:name="P18" style:family="paragraph" style:parent-style-name="Standard">
      <style:paragraph-properties fo:text-align="start" style:justify-single-word="false"/>
      <style:text-properties fo:color="#3b3b3b" loext:opacity="100%" officeooo:paragraph-rsid="001e9380" fo:background-color="#ffffff"/>
    </style:style>
    <style:style style:name="P19" style:family="paragraph" style:parent-style-name="Standard">
      <style:paragraph-properties fo:margin-left="0cm" fo:margin-right="0cm" fo:text-indent="0cm" style:auto-text-indent="false"/>
      <style:text-properties fo:color="#3b3b3b" loext:opacity="100%" style:font-name="Verdana" officeooo:paragraph-rsid="001e9380" fo:background-color="#ffffff"/>
    </style:style>
    <style:style style:name="P20" style:family="paragraph" style:parent-style-name="Standard">
      <style:paragraph-properties fo:margin-left="0cm" fo:margin-right="0cm" fo:text-indent="0cm" style:auto-text-indent="false"/>
      <style:text-properties fo:color="#3b3b3b" loext:opacity="100%" style:font-name="Verdana" fo:background-color="#ffffff"/>
    </style:style>
    <style:style style:name="P21" style:family="paragraph" style:parent-style-name="Standard">
      <style:paragraph-properties fo:text-align="start" style:justify-single-word="false"/>
      <style:text-properties fo:color="#3b3b3b" loext:opacity="100%" style:font-name="Verdana" officeooo:rsid="001e9380" officeooo:paragraph-rsid="001e9380" fo:background-color="#ffffff"/>
    </style:style>
    <style:style style:name="P22" style:family="paragraph" style:parent-style-name="Standard">
      <style:text-properties fo:color="#3b3b3b" loext:opacity="100%" style:font-name="Verdana" officeooo:paragraph-rsid="00209238" fo:background-color="#ffffff"/>
    </style:style>
    <style:style style:name="P23" style:family="paragraph" style:parent-style-name="Standard">
      <style:paragraph-properties fo:text-align="start" style:justify-single-word="false"/>
      <style:text-properties fo:color="#3b3b3b" loext:opacity="100%" style:font-name="Verdana" officeooo:paragraph-rsid="001e9380" fo:background-color="#ffffff"/>
    </style:style>
    <style:style style:name="P24" style:family="paragraph" style:parent-style-name="Standard">
      <style:paragraph-properties fo:margin-left="0cm" fo:margin-right="0cm" fo:text-indent="0cm" style:auto-text-indent="false"/>
      <style:text-properties fo:color="#3b3b3b" loext:opacity="100%" style:font-name="Verdana" officeooo:paragraph-rsid="0024c4df" fo:background-color="#ffffff"/>
    </style:style>
    <style:style style:name="P25" style:family="paragraph" style:parent-style-name="Standard">
      <style:paragraph-properties fo:margin-left="0cm" fo:margin-right="0cm" fo:text-indent="0cm" style:auto-text-indent="false"/>
      <style:text-properties fo:color="#3b3b3b" loext:opacity="100%" style:font-name="Verdana" style:text-underline-style="solid" style:text-underline-width="auto" style:text-underline-color="font-color" fo:background-color="#ffffff"/>
    </style:style>
    <style:style style:name="P26" style:family="paragraph" style:parent-style-name="Standard">
      <style:paragraph-properties fo:margin-top="0cm" fo:margin-bottom="0.499cm" style:contextual-spacing="false"/>
      <style:text-properties fo:background-color="#ffffff"/>
    </style:style>
    <style:style style:name="P27" style:family="paragraph" style:parent-style-name="Standard">
      <style:text-properties officeooo:paragraph-rsid="00209238"/>
    </style:style>
    <style:style style:name="P28" style:family="paragraph" style:parent-style-name="Standard">
      <style:paragraph-properties fo:text-align="justify" style:justify-single-word="false"/>
      <style:text-properties officeooo:paragraph-rsid="001e9380"/>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01e9380" officeooo:paragraph-rsid="001e9380"/>
    </style:style>
    <style:style style:name="P30" style:family="paragraph" style:parent-style-name="Standard">
      <style:paragraph-properties fo:text-align="start" style:justify-single-word="false"/>
      <style:text-properties officeooo:paragraph-rsid="001e9380"/>
    </style:style>
    <style:style style:name="P31" style:family="paragraph" style:parent-style-name="Standard">
      <style:text-properties officeooo:paragraph-rsid="00269d02"/>
    </style:style>
    <style:style style:name="P32" style:family="paragraph" style:parent-style-name="Standard">
      <style:text-properties officeooo:paragraph-rsid="0028093c"/>
    </style:style>
    <style:style style:name="P33" style:family="paragraph" style:parent-style-name="Standard">
      <style:text-properties officeooo:rsid="00288b85" officeooo:paragraph-rsid="00288b85"/>
    </style:style>
    <style:style style:name="P34" style:family="paragraph" style:parent-style-name="Standard" style:list-style-name="L1">
      <style:text-properties style:font-name="Verdana" officeooo:paragraph-rsid="001cd4ef"/>
    </style:style>
    <style:style style:name="P35" style:family="paragraph" style:parent-style-name="Standard" style:list-style-name="L1">
      <style:text-properties style:font-name="Verdana" officeooo:paragraph-rsid="0024c4df"/>
    </style:style>
    <style:style style:name="P36" style:family="paragraph" style:parent-style-name="Standard" style:list-style-name="L2">
      <style:text-properties style:font-name="Verdana" officeooo:paragraph-rsid="001cd4ef"/>
    </style:style>
    <style:style style:name="P37" style:family="paragraph" style:parent-style-name="Standard" style:list-style-name="L3">
      <style:text-properties style:font-name="Verdana"/>
    </style:style>
    <style:style style:name="P38" style:family="paragraph" style:parent-style-name="Standard" style:list-style-name="L3">
      <style:text-properties style:font-name="Verdana" style:text-underline-style="solid" style:text-underline-width="auto" style:text-underline-color="font-color"/>
    </style:style>
    <style:style style:name="P39" style:family="paragraph" style:parent-style-name="Standard">
      <style:text-properties style:font-name="Verdana" officeooo:rsid="00288b85" officeooo:paragraph-rsid="00288b85"/>
    </style:style>
    <style:style style:name="P40" style:family="paragraph" style:parent-style-name="Standard">
      <style:text-properties style:font-name="Verdana" fo:font-weight="normal" officeooo:rsid="00288b85" officeooo:paragraph-rsid="00288b85" style:font-weight-asian="normal" style:font-weight-complex="normal"/>
    </style:style>
    <style:style style:name="P41" style:family="paragraph" style:parent-style-name="Standard" style:list-style-name="L3">
      <style:text-properties fo:color="#3b3b3b" loext:opacity="100%" style:font-name="Verdana" fo:background-color="#ffffff"/>
    </style:style>
    <style:style style:name="P42" style:family="paragraph" style:parent-style-name="Standard">
      <style:text-properties fo:color="#3b3b3b" loext:opacity="100%" style:font-name="Verdana" officeooo:paragraph-rsid="00209238" fo:background-color="#ffffff"/>
    </style:style>
    <style:style style:name="P43" style:family="paragraph" style:parent-style-name="Standard">
      <style:paragraph-properties fo:margin-left="0cm" fo:margin-right="0cm" fo:text-indent="0cm" style:auto-text-indent="false"/>
      <style:text-properties fo:color="#3b3b3b" loext:opacity="100%" style:font-name="Verdana" officeooo:paragraph-rsid="00209238" fo:background-color="#ffffff"/>
    </style:style>
    <style:style style:name="P44" style:family="paragraph" style:parent-style-name="Standard">
      <style:paragraph-properties fo:margin-left="0cm" fo:margin-right="0cm" fo:text-indent="0cm" style:auto-text-indent="false"/>
      <style:text-properties fo:color="#3b3b3b" loext:opacity="100%" style:font-name="Verdana" officeooo:rsid="002a014f" officeooo:paragraph-rsid="002a014f" fo:background-color="#ffffff"/>
    </style:style>
    <style:style style:name="P45" style:family="paragraph" style:parent-style-name="Standard">
      <style:paragraph-properties fo:margin-left="0cm" fo:margin-right="0cm" fo:text-indent="0cm" style:auto-text-indent="false"/>
      <style:text-properties fo:color="#3b3b3b" loext:opacity="100%" style:font-name="Verdana" style:text-underline-style="none" fo:background-color="#ffffff"/>
    </style:style>
    <style:style style:name="P46" style:family="paragraph" style:parent-style-name="Standard" style:list-style-name="L3">
      <style:text-properties fo:color="#3b3b3b" loext:opacity="100%" fo:background-color="#ffffff"/>
    </style:style>
    <style:style style:name="T1" style:family="text">
      <style:text-properties fo:font-weight="bold" style:font-weight-asian="bold" style:font-weight-complex="bold"/>
    </style:style>
    <style:style style:name="T2" style:family="text">
      <style:text-properties fo:font-weight="bold" officeooo:rsid="00231fa3" style:font-weight-asian="bold" style:font-weight-complex="bold"/>
    </style:style>
    <style:style style:name="T3" style:family="text">
      <style:text-properties officeooo:rsid="001cd4ef"/>
    </style:style>
    <style:style style:name="T4" style:family="text">
      <style:text-properties fo:font-style="italic" style:font-style-asian="italic" style:font-style-complex="italic"/>
    </style:style>
    <style:style style:name="T5" style:family="text">
      <style:text-properties fo:font-style="italic" officeooo:rsid="0022d334" style:font-style-asian="italic" style:font-style-complex="italic"/>
    </style:style>
    <style:style style:name="T6" style:family="text">
      <style:text-properties fo:font-style="italic" officeooo:rsid="00269d02" style:font-style-asian="italic" style:font-style-complex="italic"/>
    </style:style>
    <style:style style:name="T7" style:family="text">
      <style:text-properties officeooo:rsid="001e9380"/>
    </style:style>
    <style:style style:name="T8" style:family="text">
      <style:text-properties style:font-name="Verdana"/>
    </style:style>
    <style:style style:name="T9" style:family="text">
      <style:text-properties style:font-name="Verdana" officeooo:rsid="001e9380"/>
    </style:style>
    <style:style style:name="T10" style:family="text">
      <style:text-properties style:font-name="Verdana" fo:font-style="italic" style:font-style-asian="italic" style:font-style-complex="italic"/>
    </style:style>
    <style:style style:name="T11" style:family="text">
      <style:text-properties style:font-name="Verdana" fo:font-weight="bold" style:font-weight-asian="bold" style:font-weight-complex="bold"/>
    </style:style>
    <style:style style:name="T12" style:family="text">
      <style:text-properties style:font-name="Verdana" fo:font-weight="bold" officeooo:rsid="001e9380" style:font-weight-asian="bold" style:font-weight-complex="bold"/>
    </style:style>
    <style:style style:name="T13" style:family="text">
      <style:text-properties style:font-name="Verdana" officeooo:rsid="00209238"/>
    </style:style>
    <style:style style:name="T14" style:family="text">
      <style:text-properties style:font-name="Verdana" officeooo:rsid="0024c4df"/>
    </style:style>
    <style:style style:name="T15" style:family="text">
      <style:text-properties style:font-name="Verdana" officeooo:rsid="00269d02"/>
    </style:style>
    <style:style style:name="T16" style:family="text">
      <style:text-properties style:font-name="Verdana" officeooo:rsid="0028093c"/>
    </style:style>
    <style:style style:name="T17" style:family="text">
      <style:text-properties style:font-name="Verdana" officeooo:rsid="00288b85"/>
    </style:style>
    <style:style style:name="T18" style:family="text">
      <style:text-properties style:font-name="Verdana" fo:font-weight="normal" style:font-weight-asian="normal" style:font-weight-complex="normal"/>
    </style:style>
    <style:style style:name="T19" style:family="text">
      <style:text-properties fo:color="#3b3b3b" loext:opacity="100%"/>
    </style:style>
    <style:style style:name="T20" style:family="text">
      <style:text-properties fo:color="#3b3b3b" loext:opacity="100%" style:font-name="Verdana" fo:background-color="#ffffff" loext:char-shading-value="0"/>
    </style:style>
    <style:style style:name="T21" style:family="text">
      <style:text-properties fo:color="#3b3b3b" loext:opacity="100%" style:font-name="Verdana" officeooo:rsid="001e9380" fo:background-color="#ffffff" loext:char-shading-value="0"/>
    </style:style>
    <style:style style:name="T22" style:family="text">
      <style:text-properties fo:color="#3b3b3b" loext:opacity="100%" style:font-name="Verdana" officeooo:rsid="00209238" fo:background-color="#ffffff" loext:char-shading-value="0"/>
    </style:style>
    <style:style style:name="T23" style:family="text">
      <style:text-properties fo:color="#3b3b3b" loext:opacity="100%" style:font-name="Verdana" officeooo:rsid="0024c4df" fo:background-color="#ffffff" loext:char-shading-value="0"/>
    </style:style>
    <style:style style:name="T24" style:family="text">
      <style:text-properties fo:color="#3b3b3b" loext:opacity="100%" style:font-name="Verdana" officeooo:rsid="00269d02" fo:background-color="#ffffff" loext:char-shading-value="0"/>
    </style:style>
    <style:style style:name="T25" style:family="text">
      <style:text-properties fo:color="#3b3b3b" loext:opacity="100%" style:font-name="Verdana" fo:font-style="italic" fo:background-color="#ffffff" loext:char-shading-value="0" style:font-style-asian="italic" style:font-style-complex="italic"/>
    </style:style>
    <style:style style:name="T26" style:family="text">
      <style:text-properties fo:color="#3b3b3b" loext:opacity="100%" style:font-name="Verdana" style:text-underline-style="solid" style:text-underline-width="auto" style:text-underline-color="font-color" fo:background-color="#ffffff" loext:char-shading-value="0"/>
    </style:style>
    <style:style style:name="T27" style:family="text">
      <style:text-properties fo:color="#3b3b3b" loext:opacity="100%" fo:background-color="#ffffff" loext:char-shading-value="0"/>
    </style:style>
    <style:style style:name="T28" style:family="text">
      <style:text-properties fo:color="#3b3b3b" loext:opacity="100%" fo:font-style="italic" style:text-underline-style="solid" style:text-underline-width="auto" style:text-underline-color="font-color" fo:background-color="#ffffff" loext:char-shading-value="0" style:font-style-asian="italic" style:font-style-complex="italic"/>
    </style:style>
    <style:style style:name="T29" style:family="text">
      <style:text-properties fo:color="#3b3b3b" loext:opacity="100%" style:text-underline-style="solid" style:text-underline-width="auto" style:text-underline-color="font-color" fo:background-color="#ffffff" loext:char-shading-value="0"/>
    </style:style>
    <style:style style:name="T30" style:family="text">
      <style:text-properties fo:color="#3b3b3b" loext:opacity="100%" officeooo:rsid="0024c4df"/>
    </style:style>
    <style:style style:name="T31" style:family="text">
      <style:text-properties fo:color="#3b3b3b" loext:opacity="100%" officeooo:rsid="0028093c"/>
    </style:style>
    <style:style style:name="T32" style:family="text">
      <style:text-properties fo:color="#800000" loext:opacity="100%"/>
    </style:style>
    <style:style style:name="T33" style:family="text">
      <style:text-properties officeooo:rsid="00209238"/>
    </style:style>
    <style:style style:name="T34" style:family="text">
      <style:text-properties officeooo:rsid="0021673c"/>
    </style:style>
    <style:style style:name="T35" style:family="text">
      <style:text-properties officeooo:rsid="00231fa3"/>
    </style:style>
    <style:style style:name="T36" style:family="text">
      <style:text-properties style:text-underline-style="solid" style:text-underline-width="auto" style:text-underline-color="font-color"/>
    </style:style>
    <style:style style:name="T37" style:family="text">
      <style:text-properties officeooo:rsid="0024c4df"/>
    </style:style>
    <style:style style:name="T38" style:family="text">
      <style:text-properties style:text-underline-style="none"/>
    </style:style>
    <style:style style:name="T39" style:family="text">
      <style:text-properties officeooo:rsid="00269d02"/>
    </style:style>
    <style:style style:name="T40" style:family="text">
      <style:text-properties officeooo:rsid="0028093c"/>
    </style:style>
    <style:style style:name="T41" style:family="text">
      <style:text-properties officeooo:rsid="002a014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ienda “Ob</text:span><text:span text:style-name="T2">JE</text:span><text:span text:style-name="T1">tivos”</text:span><text:line-break/><text:line-break/><text:span text:style-name="T1">Créditos/Copyright</text:span> <text:s/><text:line-break/>Todo el contenido de este documento de memoria, así como el código fuente <text:span text:style-name="T39">de </text:span>la aplicación desarrollada <text:span text:style-name="T39">para</text:span> este proyecto <text:span text:style-name="T39">estarán</text:span> sujetos a una licencia de Creative Commons.<text:line-break/><text:line-break/><text:line-break/><text:line-break/><text:span text:style-name="T1">Índice</text:span></text:p>
      <text:p text:style-name="P2">1. Introducción <text:line-break/>2. Descripción <text:line-break/>3. Objetivos <text:line-break/>4. Arquitectura de la aplicación <text:line-break/> 4.1. <text:span text:style-name="T39">Los</text:span> datos <text:line-break/> 4.2. Aplicación backend <text:line-break/> 4.3. Aplicación frontend <text:line-break/> 4.4. Despliegue <text:line-break/>5. Plataforma de desarrollo <text:line-break/>6. Diagrama de uso y relación de módulos y sus funciones <text:line-break/>7. <text:span text:style-name="T39">Diseño de pantallas </text:span><text:line-break/>8. Clases <text:line-break/>9. Perfiles de usuario <text:line-break/>10. Requisitos de instalación/implantación/uso <text:line-break/>11. Usabilidad y accesibilidad <text:line-break/>12. Seguridad <text:line-break/>13. Funcionalidad de la aplicación <text:line-break/>14. Instrucciones de implantación <text:line-break/>15. Proyección a futuro <text:line-break/>16. <text:span text:style-name="T35">Ficheros</text:span> del proyecto<text:line-break/><text:line-break/><text:line-break/><text:line-break/><text:span text:style-name="T1">1. Introducción</text:span></text:p>
      <text:p text:style-name="P2"><text:span text:style-name="T1"/></text:p>
      <text:p text:style-name="P13">En este <text:span text:style-name="T39">p</text:span>royecto de final de<text:span text:style-name="T39">l</text:span> curso Foap2023 se pr<text:span text:style-name="T39">opuso </text:span>la implementación de una aplicación para una tienda.</text:p>
      <text:p text:style-name="P13"/>
      <text:p text:style-name="P12">La realización de este proyecto <text:span text:style-name="T39">supuso en mi caso</text:span> una oportunidad para desarrollar una aplicación de uso propio para el inventar<text:span text:style-name="T3">io</text:span> y venta de material de fotografía de segunda mano <text:span text:style-name="T39">del que disponemos.</text:span></text:p>
      <text:p text:style-name="P12"><text:line-break/><text:span text:style-name="T39">Mi proyecto es </text:span>una <text:span text:style-name="T39">aplicación, </text:span><text:s/>'ObJEtivos', <text:s/><text:span text:style-name="T39">donde he trabajado </text:span>desde la definición de la estructura de datos hasta <text:span text:style-name="T39">la puesta en explotación.</text:span></text:p>
      <text:p text:style-name="P12"><text:line-break/><text:line-break/><text:line-break/><text:line-break/><text:soft-page-break/><text:line-break/><text:span text:style-name="T1">2. Descripción </text:span></text:p>
      <text:p text:style-name="P12"><text:span text:style-name="T1"><text:s/></text:span><text:line-break/><text:line-break/><text:line-break/>Desde el punto de vista técnico, para la <text:span text:style-name="T3">construcción</text:span> de la base de datos s<text:span text:style-name="T39">e ha usado </text:span><text:s/>MariaDB; para <text:span text:style-name="T39">la</text:span> aplicación backEnd <text:span text:style-name="T39">(</text:span>o de servidor<text:span text:style-name="T39">)</text:span> se ha usado PHP y <text:span text:style-name="T39">para </text:span>aplicación frontEnd se ha <text:span text:style-name="T39">desarrollado</text:span> usando el <text:s/>HTML, CSS, y JavaScript.<text:line-break/><text:line-break/><text:span text:style-name="T39">La</text:span> aplicación se ha <text:span text:style-name="T39">desarrollado en OOP, teniendo como patron un Modelo-</text:span> Vista-Controlador, que permite separar mejor las diferentes responsabilidades de cada parte de la aplicación (la parte vista presenta la información mientras que la parte servidor gestiona la información y la procesa).<text:line-break/><text:line-break/>Se han usado las librerías Domppdf para <text:span text:style-name="T39">la </text:span>generación de PDF y PHPmailer para <text:span text:style-name="T39">el </text:span>envío de mensajes en tiempo real.<text:line-break/><text:line-break/><text:line-break/><text:line-break/><text:span text:style-name="T1">3. Objetivos y pasos a seguir <text:s/></text:span></text:p>
      <text:p text:style-name="P2"><text:line-break/>Los objetivos <text:span text:style-name="T39">de</text:span> este proyecto <text:span text:style-name="T39">eran</text:span>: <text:s/><text:line-break/></text:p>
      <text:list text:style-name="L1">
        <text:list-item>
          <text:p text:style-name="P34">Analizar e identificar las entidades y las necesidades que la aplicación debe resolver. </text:p>
          <text:p text:style-name="P34"/>
        </text:list-item>
        <text:list-item>
          <text:p text:style-name="P35">Diseñar y realizar una aplicación backend con la lógica necesaria para responder al uso para los que esta aplicación está pensada.</text:p>
          <text:p text:style-name="P35"><text:s text:c="2"/></text:p>
        </text:list-item>
        <text:list-item>
          <text:p text:style-name="P34">Diseñar y desplegar una aplicación frontend <text:span text:style-name="T39">que utilice</text:span> los servicios ofrecidos por la aplicación backend. </text:p>
          <text:p text:style-name="P34"/>
        </text:list-item>
        <text:list-item>
          <text:p text:style-name="P35">Aplicar los conocimientos de diseño de interfaces web adquiridos en este curso.</text:p>
          <text:p text:style-name="P35"><text:s/></text:p>
        </text:list-item>
        <text:list-item>
          <text:p text:style-name="P34">Integración de la aplicación con servicios de mensajería de terceros para el envío de notificaciones en tiempo real. (Integración de la aplicación con APIs de terceros). <text:s/></text:p>
          <text:p text:style-name="P34"/>
        </text:list-item>
        <text:list-item>
          <text:p text:style-name="P34">Aplicación de pruebas unitarias y funcionales para asegurar el funcionamiento deseado.<text:line-break/></text:p>
        </text:list-item>
      </text:list>
      <text:p text:style-name="P2">El producto final de esta aplicación es un conjunto de ficheros HTML, <text:span text:style-name="T39">PHP</text:span>, <text:span text:style-name="T3">CSS</text:span> y J<text:span text:style-name="T3">ava</text:span>S<text:span text:style-name="T3">cript</text:span> que deben ser alojados en un servidor Apache.<text:line-break/><text:line-break/><text:line-break/><text:line-break/></text:p>
      <text:p text:style-name="P2"><text:soft-page-break/><text:span text:style-name="T1">4. Arquitectura de la aplicación</text:span> <text:line-break/><text:line-break/><text:span text:style-name="T4">4.1. </text:span><text:span text:style-name="T6">Los</text:span><text:span text:style-name="T4"> datos</text:span></text:p>
      <text:p text:style-name="P2"><text:line-break/>La base de datos tiene tres tablas para datos fijos de la aplicación, que son las tiendas, los vendedores y las tablas de códigos postales de los municipios. <text:s/><text:line-break/>Una pequeña aplicación "webAdmin" se ha desarrollado para mantener estos datos por parte de un administrador de<text:span text:style-name="T39">l sitio</text:span> web. A través de esta aplicación se mantiene también la tabla de productos, que almacena los datos de los productos a la venta y una pequeña tabla de categorías de productos.<text:line-break/><text:line-break/>El resto de las tablas es como sigue: <text:s/></text:p>
      <text:p text:style-name="P2"/>
      <text:list text:style-name="L2">
        <text:list-item>
          <text:p text:style-name="P36">La tabla de usuarios, que almacena los datos de los usuarios que se registran para el uso de la aplicación. </text:p>
          <text:p text:style-name="P36"><text:s/></text:p>
        </text:list-item>
        <text:list-item>
          <text:p text:style-name="P36">La tabla de pedidos, que almacena los datos de cabecera de los pedidos realizados por los usuarios. <text:s/></text:p>
          <text:p text:style-name="P36"/>
        </text:list-item>
        <text:list-item>
          <text:p text:style-name="P36">La tabla de líneas de pedido, que almacena los detalles de los pedidos. <text:line-break/></text:p>
        </text:list-item>
        <text:list-item>
          <text:p text:style-name="P36">La tabla de carrito, que almacena el carrito temporal creado para el usuario mientras realiza la compra. <text:line-break/></text:p>
        </text:list-item>
        <text:list-item>
          <text:p text:style-name="P36">La tabla de líneas de carrito, que almacena el contenido del carrito. <text:s/><text:line-break/></text:p>
        </text:list-item>
        <text:list-item>
          <text:p text:style-name="P36">La tabla de existencias, que almacena los datos de stock de los productos.</text:p>
        </text:list-item>
      </text:list>
      <text:p text:style-name="P12"><text:line-break/>Se incluye <text:span text:style-name="T39">en anexo </text:span>un diagrama completo de la <text:span text:style-name="T7">base de datos</text:span> con las tablas y sus atributos y las relaciones entre tablas.</text:p>
      <text:p text:style-name="P12"/>
      <text:p text:style-name="P12"><text:span text:style-name="T7">*ver </text:span><text:s/><text:span text:style-name="T40">adjunto</text:span><text:span text:style-name="T39"> : </text:span>“<text:span text:style-name="T39">ModelObjetivos.pdf</text:span> “<text:line-break/><text:line-break/><text:span text:style-name="T4">4.2. Aplicación backend </text:span></text:p>
      <text:p text:style-name="P15"><text:span text:style-name="T8"><text:s/><text:line-break/>En lo concerniente al patrón de arquitectura seguido para construir la aplicación backend, se ha tomado como referencia el modelo de arquitectura </text:span><text:span text:style-name="T15">Modelo-</text:span><text:span text:style-name="T8">Vista-Controlador sobre </text:span><text:span text:style-name="T15">PHP</text:span><text:span text:style-name="T8">.<text:line-break/><text:line-break/>Se ha seguido este patrón con algunas licencias para dar cabida a </text:span><text:span text:style-name="T9">otras</text:span><text:span text:style-name="T8"> necesidades de la aplicación.<text:line-break/><text:line-break/> </text:span><text:span text:style-name="T10">4.3. Aplicación frontend <text:s/></text:span></text:p>
      <text:p text:style-name="P3"><text:line-break/>La parte frontend de la aplicación se ha desarrollado en HTML, CSS y JavaScript. Por cuestiones de disponibilidad de tiempo se ha utilizado en algunas pantallas Bootstrap (librería OpenSource de componentes CSS y JS).<text:line-break/><text:soft-page-break/><text:line-break/></text:p>
      <text:p text:style-name="P15"><text:span text:style-name="T10"/></text:p>
      <text:p text:style-name="P14">4.4. Despliegue</text:p>
      <text:p text:style-name="P28"><text:span text:style-name="T8"><text:line-break/></text:span><text:span text:style-name="T9">El despliegue se ha hecho por transferencia de archivos en red vía linea de comando y SPC (Secure Copy Protocol). La base de datos se ha creado en la aplicación PHPMyAdmin del servidor mediante un fichero ejecutable ‘sql’ .</text:span></text:p>
      <text:p text:style-name="P29"><text:span text:style-name="T8"/></text:p>
      <text:p text:style-name="P15"><text:span text:style-name="T9"/></text:p>
      <text:p text:style-name="P15"><text:span text:style-name="T8"/></text:p>
      <text:p text:style-name="P15"><text:span text:style-name="T12">5</text:span><text:span text:style-name="T11">. Entorno de desarrollo</text:span></text:p>
      <text:p text:style-name="P11"><text:line-break/>La aplicación se ha desarrollado en ordenadores personales, en entorno Windows 10 y sobre plataforma XAMPP, con servidor Apache local. <text:s/><text:line-break/></text:p>
      <text:p text:style-name="P11">Para la edición de código se ha utilizado Visual Studio Code. </text:p>
      <text:p text:style-name="P28"><text:span text:style-name="T8"/></text:p>
      <text:p text:style-name="P11">Para crear los modelos de BD se ha utilizado PHPMyAdmin y MYSQL Workbench 8.0. <text:s/></text:p>
      <text:p text:style-name="P30"><text:span text:style-name="T8"><text:line-break/>El tiempo de desarrollo ha sido de cuatro semanas. <text:line-break/><text:line-break/><text:line-break/><text:line-break/></text:span><text:span text:style-name="T11">6. Diagrama de uso y relación de módulos y sus funciones <text:s/></text:span></text:p>
      <text:p text:style-name="P15"><text:span text:style-name="T8"><text:line-break/></text:span><text:span text:style-name="T9">Con esta memoria se entrega un diagrama de la aplicación y sus usos.</text:span></text:p>
      <text:p text:style-name="P15"><text:span text:style-name="T9"/></text:p>
      <text:p text:style-name="P15"><text:span text:style-name="T9">*ver </text:span><text:span text:style-name="T8"><text:s/></text:span><text:span text:style-name="T16">adjunto</text:span><text:span text:style-name="T15"> : </text:span><text:span text:style-name="T8">“Diagrama-proyecto-FOAP2023_ver2-</text:span><text:span text:style-name="T16">ok</text:span><text:span text:style-name="T8">.</text:span><text:span text:style-name="T9">jpg</text:span><text:span text:style-name="T8"> “<text:line-break/><text:line-break/><text:line-break/><text:line-break/> </text:span><text:span text:style-name="T11">7. Diseño de pantallas</text:span></text:p>
      <text:p text:style-name="P6"><text:s text:c="2"/></text:p>
      <text:p text:style-name="P15"><text:span text:style-name="T8">- Presentar pantalla en secciones: Header, barra de navegación. <text:line-break/>- Uso de Carousel para visualización de grupos de productos y fotografías de cada producto. <text:line-break/>- Uso de table para visualización de productos en pantalla de productos. <text:line-break/>- Uso de table para visualización de pedidos en pantalla de pedidos. <text:line-break/>- Uso de table para visualización de tiendas en pantalla de tiendas. <text:line-break/>- Uso de iconos.<text:line-break/><text:line-break/><text:line-break/><text:line-break/></text:span><text:span text:style-name="T11">8. Clases</text:span></text:p>
      <text:p text:style-name="P30"><text:span text:style-name="T8"><text:line-break/>Se ha usado el modelo de extensión de clases desde </text:span><text:span text:style-name="T9">la clase ‘Connection’ que es el modelo para acceso a la base de datos. Partiendo de esta clase </text:span><text:span text:style-name="T8">como </text:span><text:soft-page-break/><text:span text:style-name="T8">clase padre, </text:span><text:span text:style-name="T9">se definen por </text:span><text:span text:style-name="T8"><text:s/>extensión la</text:span><text:span text:style-name="T9">s</text:span><text:span text:style-name="T8"> clase</text:span><text:span text:style-name="T9">s</text:span><text:span text:style-name="T8"> que incluye</text:span><text:span text:style-name="T9">n</text:span><text:span text:style-name="T8"> todos los </text:span><text:span text:style-name="T9">métodos</text:span><text:span text:style-name="T8"> de acceso </text:span><text:span text:style-name="T14">y manipulación de</text:span><text:span text:style-name="T8"> datos </text:span><text:span text:style-name="T14">de</text:span><text:span text:style-name="T9"> las entidades. </text:span></text:p>
      <text:p text:style-name="P30"><text:span text:style-name="T9"/></text:p>
      <text:p text:style-name="P30"><text:span text:style-name="T9">L</text:span><text:span text:style-name="T8">a clase</text:span><text:span text:style-name="T9">s</text:span><text:span text:style-name="T8"> ‘</text:span><text:span text:style-name="T9">controlador’</text:span><text:span text:style-name="T8">, </text:span><text:span text:style-name="T9">gestionan </text:span><text:span text:style-name="T8">las </text:span><text:span text:style-name="T9">validaciones</text:span><text:span text:style-name="T8"> antes del acceso a datos y también la entrega de la </text:span><text:span text:style-name="T9">respuesta</text:span><text:span text:style-name="T8">.<text:line-break/><text:line-break/></text:span><text:span text:style-name="T9">N</text:span><text:span text:style-name="T20">o hay una correspondencia exacta en</text:span><text:span text:style-name="T23">tre</text:span><text:span text:style-name="T20"> </text:span><text:span text:style-name="T23">las</text:span><text:span text:style-name="T20"> ‘clases’ y </text:span><text:span text:style-name="T23">las </text:span><text:span text:style-name="T20">tablas </text:span><text:span text:style-name="T23">de base de datos</text:span><text:span text:style-name="T20">, quiero decir que por ejemplo el controlador de pedido </text:span><text:span text:style-name="T23">gestiona</text:span><text:span text:style-name="T20"> igualmente la cabecera de pedido </text:span><text:span text:style-name="T21">(tabla ‘pedidos’</text:span><text:span text:style-name="T20"> </text:span><text:span text:style-name="T21">)</text:span><text:span text:style-name="T20">y las lineas </text:span><text:span text:style-name="T21">de pedido <text:s/>(tabla ‘lineasPedido’).</text:span></text:p>
      <text:p text:style-name="P30"><text:span text:style-name="T21"/></text:p>
      <text:p text:style-name="P21">Siempre que es posible, <text:s/>los datos de las entidades se guardan en los atributos de cada clase, de manera que, las llamadas entre funciones no precisan de argumentos.</text:p>
      <text:p text:style-name="P18"><text:span text:style-name="T9"/></text:p>
      <text:p text:style-name="P23"><text:span text:style-name="T39">L</text:span><text:span text:style-name="T7">os métodos  Getters </text:span>y <text:span text:style-name="T7">S</text:span>etters <text:s/><text:span text:style-name="T7">se usan </text:span><text:span text:style-name="T39">en lo posible</text:span> <text:span text:style-name="T7">para dar claridad al código. </text:span></text:p>
      <text:p text:style-name="P17"><text:span text:style-name="T9"/></text:p>
      <text:p text:style-name="P15"><text:span text:style-name="T21"/></text:p>
      <text:p text:style-name="P8">9. Perfiles de usuario</text:p>
      <text:p text:style-name="P31"><text:span text:style-name="T11"/></text:p>
      <text:p text:style-name="P31"><text:span text:style-name="T20">Todos los usuarios de la </text:span><text:span text:style-name="T21">a</text:span><text:span text:style-name="T20">plicación </text:span><text:span text:style-name="T24">Objetivos </text:span><text:span text:style-name="T20">son </text:span><text:span text:style-name="T24">usuarios </text:span><text:span text:style-name="T20">‘propio</text:span><text:span text:style-name="T21">s’, es decir</text:span><text:span text:style-name="T20"> que se ha registrado mediante el formulario de registro de usuarios en </text:span><text:span text:style-name="T24">esta</text:span><text:span text:style-name="T20"> aplicación.</text:span></text:p>
      <text:p text:style-name="P12"><text:s/></text:p>
      <text:p text:style-name="P3">Todos <text:span text:style-name="T39">tienen la misma categoría que les permite realizar </text:span>las acciones <text:s/>previstas <text:s/><text:span text:style-name="T39">en la aplicación </text:span>sin privilegios.</text:p>
      <text:p text:style-name="P15"><text:span text:style-name="T20"/></text:p>
      <text:p text:style-name="P10">Los usuarios ‘administradores’ trabajan <text:span text:style-name="T39">sobre la base de datos desde </text:span>otra aplicación WebAdmin.</text:p>
      <text:p text:style-name="P17"><text:span text:style-name="T8"/></text:p>
      <text:p text:style-name="P17"><text:span text:style-name="T8"/></text:p>
      <text:p text:style-name="P17"><text:span text:style-name="T8"/></text:p>
      <text:p text:style-name="P6">10. Requisitos de instalación/implantación/uso</text:p>
      <text:p text:style-name="P3"><text:line-break/>Como se ha comentado en apartados anteriores, el despliegue es una parte importante del desarrollo de la aplicación, puesto que se pretende crear una aplicación que sea fácilmente desplegable y escalable en caso de ser necesario.</text:p>
      <text:p text:style-name="P15"><text:span text:style-name="T8"/></text:p>
      <text:p text:style-name="P15"><text:span text:style-name="T8">Para ello </text:span><text:span text:style-name="T9">para nombrar a los ficheros </text:span><text:span text:style-name="T8">se ha </text:span><text:span text:style-name="T9">seguido una rigurosa nomenclatura de ficheros <text:s/>( uso de mayúsculas y <text:s/>minúsculas así cómo <text:s/>caracteres especiales ) </text:span><text:span text:style-name="T8">para cada tipo de fichero, de modo que </text:span><text:span text:style-name="T9">no se produzcan errores si se instala sobre un sistema operativo diferente al entorno de desarrollo. También se ubican los ficheros en carpetas diferentes según su función.</text:span></text:p>
      <text:p text:style-name="P15"><text:span text:style-name="T9"/></text:p>
      <text:p text:style-name="P15"><text:span text:style-name="T9">Todas las direcciones de los ficheros ( y las llamadas entre ello</text:span><text:span text:style-name="T15">s</text:span><text:span text:style-name="T9">) <text:s/>son relativas al directorio raíz de la instalación. Mediante un fichero de configuración , y previo reconocimiento del <text:s/>sistema operativo (</text:span><text:span text:style-name="T21">que se detecta v</text:span><text:span text:style-name="T23">í</text:span><text:span text:style-name="T21">a el comando </text:span><text:soft-page-break/><text:span text:style-name="T21">OS.php) se </text:span><text:span text:style-name="T23">configuran</text:span><text:span text:style-name="T21"> </text:span><text:span text:style-name="T9"><text:s/>las rutas</text:span><text:span text:style-name="T21">, así como </text:span><text:span text:style-name="T9"><text:s/>los nombres y <text:s/>las palabras de paso en las bases de datos, de</text:span><text:span text:style-name="T21">l sistema operativo donde </text:span><text:span text:style-name="T24">reside</text:span><text:span text:style-name="T21"> la aplicación.</text:span></text:p>
      <text:p text:style-name="P15"><text:span text:style-name="T8"><text:line-break/><text:line-break/></text:span><text:span text:style-name="T11"><text:line-break/></text:span><text:span text:style-name="T12">1</text:span><text:span text:style-name="T11">1. Usabilidad y accesibilidad <text:s/></text:span></text:p>
      <text:p text:style-name="P31"><text:span text:style-name="T8"><text:line-break/>La aplicación se ha diseñado para ser fácil de usar y comprender. Aunque </text:span><text:span text:style-name="T9"><text:s/>la aplicación </text:span><text:span text:style-name="T8">no se ha inspirado en ‘Mobile First’ </text:span><text:span text:style-name="T9">(d</text:span><text:span text:style-name="T20">ado el objetivo de la aplicación </text:span><text:span text:style-name="T21">para </text:span><text:span text:style-name="T20">venta de material de fotografía de segunda mano)</text:span><text:span text:style-name="T8">, </text:span><text:span text:style-name="T9">la aplicación es “responsive design” (diseño web adaptable), </text:span><text:span text:style-name="T15">para</text:span><text:span text:style-name="T8"> diferentes tamaños de pantalla. <text:s/><text:line-break/><text:line-break/></text:span><text:span text:style-name="T20"> </text:span></text:p>
      <text:p text:style-name="P21">• Navegaci<text:span text:style-name="T34">ó</text:span>n.</text:p>
      <text:p text:style-name="P1"/>
      <text:p text:style-name="P20">En relación con el diseño de la navegación se ha hecho a trav<text:span text:style-name="T37">é</text:span>s de un menú horizontal común a todos los programas que se encuentra en la parte superior de la aplicación. </text:p>
      <text:p text:style-name="P24"><text:span text:style-name="T7">El menú</text:span> ocupa todo el ancho de la pantalla y <text:s/>contiene enlaces  directos. <text:span text:style-name="T37">Hay un desplegable en el lado derecho con las opciones de ‘login’, ‘modificación de datos’ y ‘logout’. </text:span></text:p>
      <text:p text:style-name="P24">Los enlaces se activan o desactivan en función del programa que se está ejecutando, y <text:span text:style-name="T7">si el usuario se ha identificado.</text:span></text:p>
      <text:p text:style-name="P1"/>
      <text:p text:style-name="P20"> </text:p>
      <text:p text:style-name="P19">• Cards. </text:p>
      <text:p text:style-name="P19"/>
      <text:p text:style-name="P19">En la página principal de la aplicación, la información de las diferentes categorías de productos se agrupa en <text:span text:style-name="T37">forma de </text:span>tarjetas o Cards que se muestran agrupadas en una fila. El número de tarjetas por fila es de 4 y se permite movimiento entre categorías a través de un carrusel.</text:p>
      <text:p text:style-name="P19">El  uso  del carrusel para  mostrar  imágenes  permite, entre otras cosas, reducir  la  cantidad  de  imágenes  <text:span text:style-name="T7">cargadas al mismo tiempo </text:span>. Al seleccionar una tarjeta se muestra<text:span text:style-name="T37">n</text:span> en formato tabl<text:span text:style-name="T37">a</text:span> los productos de la categoría.  </text:p>
      <text:p text:style-name="P1"/>
      <text:p text:style-name="P20">                                                                                           </text:p>
      <text:p text:style-name="P19">• Modals </text:p>
      <text:p text:style-name="P19"/>
      <text:p text:style-name="P24">El uso de modal<text:span text:style-name="T7">e</text:span>s permite atraer toda la atención del usuario hacia un contenido <text:s/>determinado que se muestra superpuesto al contenido previo. Los modales se utilizan para mostrar información como alternativa a los cards y forzar que se haya visto, dado que el usuario tiene que cerrar el modal <text:span text:style-name="T37">para continuar. </text:span></text:p>
      <text:p text:style-name="P24">También <text:span text:style-name="T37">se usan </text:span>para la confirmación/cancelación  de operaciones <text:span text:style-name="T7">como las </text:span>de borrado. </text:p>
      <text:p text:style-name="P20"> </text:p>
      <text:p text:style-name="P20"><text:span text:style-name="T7">E</text:span>n lo concerniente a los formularios, también se han aplicado varios principios y patrones de diseño de interfaces. </text:p>
      <text:p text:style-name="P20"><text:soft-page-break/>                                                                                        </text:p>
      <text:p text:style-name="P24">• <text:span text:style-name="T38">Relleno de campos</text:span>. </text:p>
      <text:p text:style-name="P24"/>
      <text:p text:style-name="P24">Este principio hace referencia a la gestión de los ‘inputs’ cuando estos se muestran vacíos. En el diseño de la aplicación se ha previsto el uso de valores existentes para  alimentar  los  campos  de  un  formulario  cuando  el  usuario  este  actualizando  o modificando la información, así como el uso de  ‘placeholders’ en aquellos casos en que se trata de añadir nueva información al sistema. </text:p>
      <text:p text:style-name="P1"/>
      <text:p text:style-name="P19">• Password  y nombre de usuario.</text:p>
      <text:p text:style-name="P19"> </text:p>
      <text:p text:style-name="P19">En  la  página  de  registro se imponen unas condiciones para <text:span text:style-name="T7">aceptar un</text:span> nombre de usuario y la palabra de paso, siendo estas un número mínimo de 7 caracteres, <text:span text:style-name="T37">incluyendo </text:span><text:s/>una <text:span text:style-name="T37">letra </text:span>mayúscula, una <text:span text:style-name="T37">letra </text:span>minúscula , un número y un carácter especial. <text:s/>El objetivo <text:span text:style-name="T7">es </text:span>que el usuario introduzca palabras <text:span text:style-name="T37">de paso</text:span> más robustas y seguras frente a un ataque. </text:p>
      <text:p text:style-name="P20">Para garantizar que la contraseña introducida por el usuario es correcta el sistema solicita la confirmación de la contraseña. </text:p>
      <text:p text:style-name="P1"/>
      <text:p text:style-name="P19">• Dirección de email.  </text:p>
      <text:p text:style-name="P19"/>
      <text:p text:style-name="P19">El sistema pide en registro una dirección de correo. Esta dirección debe ser única en la base de datos.</text:p>
      <text:p text:style-name="P19"/>
      <text:p text:style-name="P19"><text:span text:style-name="T7">• Accesibilidad.</text:span> </text:p>
      <text:p text:style-name="P1"/>
      <text:p text:style-name="P4"><text:span text:style-name="T19">Se han tenido en cuenta las indicaciones de  la accesibilidad usando un elemento </text:span><text:span text:style-name="T32">&lt;nav&gt;</text:span><text:span text:style-name="T19"> en barra de navegación para identificarla a los usuarios. También se han respetado l</text:span><text:span text:style-name="T30">as jerarquías</text:span><text:span text:style-name="T19"> de </text:span><text:span text:style-name="T31">los </text:span><text:span text:style-name="T30">encabezados </text:span><text:span text:style-name="T19">‘heading</text:span><text:span text:style-name="T30">s</text:span><text:span text:style-name="T19">’.</text:span></text:p>
      <text:p text:style-name="P15"><text:span text:style-name="T8"><text:line-break/><text:line-break/><text:line-break/><text:line-break/> 12. </text:span><text:span text:style-name="T11">Seguridad</text:span><text:span text:style-name="T8"> <text:s/></text:span></text:p>
      <text:p text:style-name="P15"><text:span text:style-name="T8"><text:line-break/></text:span><text:span text:style-name="T20">El objetivo de un esquema de seguridad es aislar una aplicación para reducir al máximo el riesgo de intrusión en el servidor de base de datos y proteger la información. </text:span></text:p>
      <text:p text:style-name="Standard"/>
      <text:p text:style-name="P20">Las medidas tomadas son :</text:p>
      <text:p text:style-name="P1"/>
      <text:list text:style-name="L3">
        <text:list-item>
          <text:p text:style-name="P41">El acceso a la parte privada que implica uso de datos se realiza mediante sesiones y el servidor conserva información del usuario durante la sesión .</text:p>
          <text:p text:style-name="P37"/>
        </text:list-item>
        <text:list-item>
          <text:p text:style-name="P41">Todas las entradas se validan dos  veces, una en el lado del cliente en JavaScript  y otra en el lado del servidor.</text:p>
          <text:p text:style-name="P37"/>
        </text:list-item>
        <text:list-item>
          <text:p text:style-name="P41"><text:soft-page-break/>Todas las entradas son filtradas en los campos de entrada eliminando caracteres HTML.</text:p>
          <text:p text:style-name="P37"/>
        </text:list-item>
        <text:list-item>
          <text:p text:style-name="P41">L<text:span text:style-name="T37">a palabra de paso</text:span> ‘password’ se encripta.</text:p>
          <text:p text:style-name="P37"/>
        </text:list-item>
        <text:list-item>
          <text:p text:style-name="P41">Todos los accesos a base de datos se hacen mediante las sentencias "prepare" y "execute" con el uso de values '?'.</text:p>
          <text:p text:style-name="P38"/>
        </text:list-item>
        <text:list-item>
          <text:p text:style-name="P46"><text:span text:style-name="T8">Cuando un usuario se registra, la nueva cuenta se crea desactivada. Asi el usuario recibe en la cuenta de email que indica , un link de activación con un token. Mediante esta operación se verifica  que la cuenta de email exist</text:span><text:span text:style-name="T9">a realmente</text:span><text:span text:style-name="T8">. El mismo procedimiento se utiliza para el cambio de la contraseña.</text:span> </text:p>
        </text:list-item>
      </text:list>
      <text:p text:style-name="P26"><text:line-break/></text:p>
      <text:p text:style-name="P27"><text:span text:style-name="T8">13. </text:span><text:span text:style-name="T11">Pruebas de funcionalidad de la aplicación</text:span></text:p>
      <text:p text:style-name="P27"><text:span text:style-name="T8"/></text:p>
      <text:p text:style-name="P27"><text:span text:style-name="T20">Se </text:span><text:span text:style-name="T22">controla</text:span><text:span text:style-name="T20"> la gestión de errores de ejecución de comandos de BD con el uso de las instrucciones "Try" y "catch" para evitar errores fatales que interrumpa la ejecución del programa.</text:span></text:p>
      <text:p text:style-name="P27"><text:span text:style-name="T8"><text:line-break/>Se han realizado pruebas de uso en </text:span><text:span text:style-name="T13">los navegadores </text:span><text:span text:style-name="T8">Google Chrome y Mozilla Firefox.</text:span></text:p>
      <text:p text:style-name="P27"><text:span text:style-name="T8"/></text:p>
      <text:p text:style-name="P27"><text:span text:style-name="T20"/></text:p>
      <text:p text:style-name="P27"><text:span text:style-name="T20"/></text:p>
      <text:p text:style-name="P27"><text:span text:style-name="T8">14. </text:span><text:span text:style-name="T11">Instrucciones de implantación</text:span></text:p>
      <text:p text:style-name="P32"><text:span text:style-name="T8"><text:line-break/>La instalación de la aplicación en </text:span><text:span text:style-name="T16">un</text:span><text:span text:style-name="T8"> servidor </text:span><text:span text:style-name="T17">Linux </text:span><text:span text:style-name="T8">es rápida y sencilla.</text:span></text:p>
      <text:p text:style-name="P32"><text:span text:style-name="T8"/></text:p>
      <text:p text:style-name="P39">Previamente se debe revisar el fichero ‘config.php’ , donde se configuran las rutas y los nombres y las palabras de paso para la base de datos del nuevo entorno.</text:p>
      <text:p text:style-name="P32"><text:span text:style-name="T8"/></text:p>
      <text:p text:style-name="P33"><text:span text:style-name="T8">Este fichero actualizado se añade al archivo .zip que contiene el código de la aplicación. El archivo .zip contiene : una carpeta </text:span><text:span text:style-name="T11">web</text:span><text:span text:style-name="T8"> con el código; una carpeta </text:span><text:span text:style-name="T11">lib </text:span><text:span text:style-name="T18">conteniendo las librerías Domppdf y PHPmailer ; y un archivo </text:span><text:span text:style-name="T11">index.php</text:span><text:span text:style-name="T18">.</text:span></text:p>
      <text:p text:style-name="P33"><text:span text:style-name="T18"/></text:p>
      <text:p text:style-name="P40">Se debe disponer de un espacio asignado en el servidor, en <text:s/>nuestro caso, la ubicación es “/var/www/html/objetivos/”. En este espacio se descomprime el archivo .zip que se ha transferido vía <text:s/>SCP desde el equipo de desarrollo. </text:p>
      <text:p text:style-name="P33"><text:span text:style-name="T18"/></text:p>
      <text:p text:style-name="P40">(Comando : SCP ‘nombre fuente’ <text:s/>root@’direccion IP del servidor’:’ubicación final’)</text:p>
      <text:p text:style-name="P33"><text:span text:style-name="T18"/></text:p>
      <text:p text:style-name="P40">La estructura de datos se genera mediante la ejecución de un fichero <text:s/>“TiendaPHPMyAdmin.sql” en la aplicación que administre la base de datos, en nuestro caso PHPMyAdmin.</text:p>
      <text:p text:style-name="P32"><text:soft-page-break/><text:span text:style-name="T11">15. Proyección a futuro </text:span></text:p>
      <text:p text:style-name="P9"><text:s/></text:p>
      <text:p text:style-name="P22">La aplicación puede ser ampliada con varias funcionalidades. </text:p>
      <text:p text:style-name="P22"/>
      <text:p text:style-name="P43">La primera será la ampliación de la información asociada a cada producto <text:span text:style-name="T39">y</text:span><text:span text:style-name="T33"> la </text:span><text:span text:style-name="T39">provisión</text:span><text:span text:style-name="T33"> de </text:span><text:span text:style-name="T39">seis</text:span><text:span text:style-name="T33"> imágenes mínimo ( </text:span><text:span text:style-name="T39">en esta primera version</text:span><text:span text:style-name="T33"> hay una)</text:span> .</text:p>
      <text:p text:style-name="P43"/>
      <text:p text:style-name="P44">Sería necesario tener una búsqueda de productos en tienda. </text:p>
      <text:p text:style-name="P22"/>
      <text:p text:style-name="P20"><text:span text:style-name="T41">Y t</text:span>ambién será necesaria incorporar <text:span text:style-name="T35">el uso de </text:span>una pasarela de pago. </text:p>
      <text:p text:style-name="P25"/>
      <text:p text:style-name="P45"/>
      <text:p text:style-name="P25"/>
      <text:p text:style-name="P7">16. Ficheros del proyecto</text:p>
      <text:p text:style-name="P27"><text:span text:style-name="T8"><text:line-break/></text:span><text:span text:style-name="T20">A continuación, se indican los ficheros que se presentan junto con esta documentación y que contienen el código de las aplicaciones:</text:span></text:p>
      <text:p text:style-name="P5"><text:span text:style-name="T27"/></text:p>
      <text:p text:style-name="P5"><text:span text:style-name="T28">Foap2023ProyecteFinal.zip</text:span><text:span text:style-name="T29"> </text:span><text:span text:style-name="T27">. Es una fichero zip que contiene el código de la aplicación  y también un archivo de configuración de la base de datos. Incluye documentación del proyecto, el diagrama de la aplicación y el diagrama de la estructura de datos .</text:span></text:p>
      <text:p text:style-name="P1"/>
      <text:p text:style-name="P20">Existe un <text:span text:style-name="T4">repositorio GIT públic</text:span><text:span text:style-name="T5">o</text:span> de  la  aplicación: <text:span text:style-name="T36">https://github.com/BelucaNM/Foap2023ProyecteFinal.git.</text:span></text:p>
      <text:p text:style-name="P20"> </text:p>
      <text:p text:style-name="P16"><text:span text:style-name="T25">La aplicación</text:span><text:span text:style-name="T20"> producto de este proyecto </text:span><text:span text:style-name="T25">se encuentra desplegada </text:span><text:span text:style-name="T20">en la dirección: </text:span><text:span text:style-name="T26">http://147.83.7.203/objetivos/we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9:43:20.645000000</meta:creation-date>
    <dc:date>2024-09-12T17:10:22.263000000</dc:date>
    <meta:editing-duration>PT4H9M56S</meta:editing-duration>
    <meta:editing-cycles>11</meta:editing-cycles>
    <meta:generator>LibreOffice/7.6.4.1$Windows_X86_64 LibreOffice_project/e19e193f88cd6c0525a17fb7a176ed8e6a3e2aa1</meta:generator>
    <meta:print-date>2024-09-10T23:05:02.140000000</meta:print-date>
    <meta:printed-by>Archivos PDF</meta:printed-by>
    <meta:document-statistic meta:table-count="0" meta:image-count="0" meta:object-count="0" meta:page-count="9" meta:paragraph-count="122" meta:word-count="2380" meta:character-count="14803" meta:non-whitespace-character-count="12122"/>
  </office:meta>
</office:document-meta>
</file>